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UseCase" style:family="table">
      <style:table-properties style:width="6.6924in" table:align="margins"/>
    </style:style>
    <style:style style:name="UseCase.A" style:family="table-column">
      <style:table-column-properties style:column-width="1.2424in" style:rel-column-width="12165*"/>
    </style:style>
    <style:style style:name="UseCase.B" style:family="table-column">
      <style:table-column-properties style:column-width="0.4243in" style:rel-column-width="4155*"/>
    </style:style>
    <style:style style:name="UseCase.C" style:family="table-column">
      <style:table-column-properties style:column-width="5.0257in" style:rel-column-width="49215*"/>
    </style:style>
    <style:style style:name="UseCase.A1" style:family="table-cell">
      <style:table-cell-properties fo:background-color="#c0c0c0" fo:padding="0.0382in" fo:border="0.0007in solid #000000">
        <style:background-image/>
      </style:table-cell-properties>
    </style:style>
    <style:style style:name="UseCase.2" style:family="table-row">
      <style:table-row-properties style:min-row-height="0.5007in"/>
    </style:style>
    <style:style style:name="UseCase.A2" style:family="table-cell">
      <style:table-cell-properties style:vertical-align="middle"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UseCase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UseCase.5" style:family="table-row">
      <style:table-row-properties style:min-row-height="0.5806in"/>
    </style:style>
    <style:style style:name="UseCase.6" style:family="table-row">
      <style:table-row-properties style:min-row-height="0.4861in"/>
    </style:style>
    <style:style style:name="UseCase.B6" style:family="table-cell">
      <style:table-cell-properties fo:padding="0.0382in" fo:border-left="0.0007in solid #000000" fo:border-right="none" fo:border-top="none" fo:border-bottom="0.0007in solid #000000"/>
    </style:style>
    <style:style style:name="UseCase.7" style:family="table-row">
      <style:table-row-properties style:min-row-height="0.3125in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italic" style:font-style-asian="italic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Table_20_Contents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6" style:family="paragraph" style:parent-style-name="Table_20_Contents" style:list-style-name="L1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UseCase" table:style-name="UseCase">
        <table:table-column table:style-name="UseCase.A"/>
        <table:table-column table:style-name="UseCase.B"/>
        <table:table-column table:style-name="UseCase.C"/>
        <table:table-row>
          <table:table-cell table:style-name="UseCase.A1" table:number-columns-spanned="3" office:value-type="string">
            <text:p text:style-name="P4">Login(UC-2)</text:p>
          </table:table-cell>
          <table:covered-table-cell/>
          <table:covered-table-cell/>
        </table:table-row>
        <table:table-row table:style-name="UseCase.2">
          <table:table-cell table:style-name="UseCase.A2" office:value-type="string">
            <text:p text:style-name="P1">Description</text:p>
          </table:table-cell>
          <table:table-cell table:style-name="UseCase.B2" table:number-columns-spanned="2" office:value-type="string">
            <text:p text:style-name="P2">The user inserts his name,last name and the company name in order to play the Single player, score mode.</text:p>
          </table:table-cell>
          <table:covered-table-cell/>
        </table:table-row>
        <table:table-row>
          <table:table-cell table:style-name="UseCase.A2" office:value-type="string">
            <text:p text:style-name="P1">Prerequisites</text:p>
          </table:table-cell>
          <table:table-cell table:style-name="UseCase.B2" table:number-columns-spanned="2" office:value-type="string">
            <text:p text:style-name="P2">UC-1(The user has selected the “Single player, Score mode”.)</text:p>
          </table:table-cell>
          <table:covered-table-cell/>
        </table:table-row>
        <table:table-row>
          <table:table-cell table:style-name="UseCase.A2" office:value-type="string">
            <text:p text:style-name="P1">Actors</text:p>
          </table:table-cell>
          <table:table-cell table:style-name="UseCase.B2" table:number-columns-spanned="2" office:value-type="string">
            <text:p text:style-name="P2">User</text:p>
          </table:table-cell>
          <table:covered-table-cell/>
        </table:table-row>
        <table:table-row table:style-name="UseCase.5">
          <table:table-cell table:style-name="UseCase.A2" office:value-type="string">
            <text:p text:style-name="P1">Scenario</text:p>
          </table:table-cell>
          <table:table-cell table:style-name="UseCase.B2" table:number-columns-spanned="2" office:value-type="string">
            <text:list text:style-name="L1">
              <text:list-item>
                <text:p text:style-name="P6">The user enters his name, last name and the company name.</text:p>
              </text:list-item>
              <text:list-item>
                <text:p text:style-name="P6">The user clicks the OK button in order to validate the data and continue.</text:p>
              </text:list-item>
            </text:list>
          </table:table-cell>
          <table:covered-table-cell/>
        </table:table-row>
        <table:table-row table:style-name="UseCase.6">
          <table:table-cell table:style-name="UseCase.A2" office:value-type="string">
            <text:p text:style-name="P1">Alternative Paths</text:p>
          </table:table-cell>
          <table:table-cell table:style-name="UseCase.B6" office:value-type="string">
            <text:p text:style-name="P3">2a.</text:p>
          </table:table-cell>
          <table:table-cell table:style-name="UseCase.B2" office:value-type="string">
            <text:p text:style-name="P2">The name, last name or the company name is empty. An error message appears.</text:p>
          </table:table-cell>
        </table:table-row>
        <table:table-row table:style-name="UseCase.7">
          <table:table-cell table:style-name="UseCase.A2" office:value-type="string">
            <text:p text:style-name="P1">Notes</text:p>
          </table:table-cell>
          <table:table-cell table:style-name="UseCase.B2" table:number-columns-spanned="2" office:value-type="string">
            <text:p text:style-name="P2"/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Edward Elric</meta:initial-creator>
    <meta:creation-date>2008-12-30T19:39:44</meta:creation-date>
    <dc:creator>Edward Elric</dc:creator>
    <dc:date>2008-12-31T02:24:57</dc:date>
    <meta:editing-cycles>17</meta:editing-cycles>
    <meta:editing-duration>PT8M3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4" meta:word-count="82" meta:character-count="447"/>
  </office:meta>
</office:document-meta>
</file>